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635cm" fo:margin-bottom="0.212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12cm" fo:margin-bottom="0.212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.212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635cm" fo:margin-bottom="0.5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.5cm" fo:text-align="start" fo:text-indent="0cm" style:punctuation-wrap="hanging" style:writing-mode="lr-tb">
        <style:tab-stops>
          <style:tab-stop style:position="1.292cm"/>
          <style:tab-stop style:position="2.54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.5cm" fo:text-align="start" fo:text-indent="0cm" style:punctuation-wrap="hanging" style:writing-mode="lr-tb">
        <style:tab-stops>
          <style:tab-stop style:position="1.292cm"/>
          <style:tab-stop style:position="2.54cm"/>
          <style:tab-stop style:position="3.832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423cm" fo:margin-bottom="0.5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.957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.957cm" fo:margin-right="0cm" fo:margin-top="0cm" fo:margin-bottom="0.5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1.27cm" fo:margin-bottom="0.5cm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align="start" fo:text-indent="0cm" style:punctuation-wrap="hanging" style:writing-mode="lr-tb">
        <style:tab-stops>
          <style:tab-stop style:position="0.957cm"/>
          <style:tab-stop style:position="1.914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color="#000000" style:text-line-through-style="none" fo:font-family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0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4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112cm" text:min-label-width="0.952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2.436cm" svg:height="4.082cm" svg:x="1.27cm" svg:y="5.918cm" presentation:class="title" presentation:user-transformed="true">
          <draw:text-box>
            <text:p text:style-name="P1"><text:span text:style-name="T1">MORE COMPLEX DECISION MAKINGS: PART 2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1">CIS115 Lesson 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ition Program Revisited" draw:style-name="dp1" draw:master-page-name="Default_20_1" presentation:presentation-page-layout-name="AL2T11">
        <draw:frame draw:name="Title 1" presentation:style-name="pr4" draw:text-style-name="P2" draw:layer="layout" svg:width="22.859cm" svg:height="2.751cm" svg:x="0.847cm" svg:y="0.423cm" presentation:class="title" presentation:user-transformed="true">
          <draw:text-box>
            <text:p text:style-name="P1"><text:span text:style-name="T2">Tuition Program Revisited</text:span></text:p>
          </draw:text-box>
        </draw:frame>
        <draw:frame draw:name="Content Placeholder 2" presentation:style-name="pr5" draw:text-style-name="P2" draw:layer="layout" svg:width="23.282cm" svg:height="13.418cm" svg:x="1.27cm" svg:y="3.598cm" presentation:class="outline" presentation:user-transformed="true">
          <draw:text-box>
            <text:list text:style-name="L3">
              <text:list-item>
                <text:p text:style-name="P3"><text:span text:style-name="T3">We wrote a version of the tuition program that used different rates to calculate tuition for residents ($50 per credit) and non-residents ($300 per credit). <text:s/></text:span></text:p>
              </text:list-item>
              <text:list-item>
                <text:p text:style-name="P3"><text:span text:style-name="T3">A new tuition cap has been added. <text:s/></text:span></text:p>
              </text:list-item>
              <text:list-item>
                <text:p text:style-name="P3"><text:span text:style-name="T3">A resident will pay no more than $600, while a non-resident will pay no more than $4000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ition Program: Old Version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uition Program: Old Version</text:span></text:p>
          </draw:text-box>
        </draw:frame>
        <draw:frame draw:name="Content Placeholder 2" presentation:style-name="pr7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4">// File: Lesson12P1.cpp</text:span></text:p>
            <text:p text:style-name="P4"><text:span text:style-name="T4">// Created by Man-Chi Leung on 1/17/13</text:span></text:p>
            <text:p text:style-name="P4"><text:span text:style-name="T4">// This program uses residency status and number of credits </text:span></text:p>
            <text:p text:style-name="P4"><text:span text:style-name="T4">// to determine tuition</text:span></text:p>
            <text:p text:style-name="P4"><text:span text:style-name="T5"/></text:p>
            <text:p text:style-name="P4"><text:span text:style-name="T5">#include &lt;cstdlib&gt;</text:span></text:p>
            <text:p text:style-name="P4"><text:span text:style-name="T5">#include &lt;iostream&gt;</text:span></text:p>
            <text:p text:style-name="P4"><text:span text:style-name="T5">using namespace std;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ition Program: Old Version" draw:style-name="dp1" draw:master-page-name="Default_20_1" presentation:presentation-page-layout-name="AL2T11">
        <draw:frame draw:name="Title 1" presentation:style-name="pr4" draw:text-style-name="P2" draw:layer="layout" svg:width="22.859cm" svg:height="1.988cm" svg:x="1.27cm" svg:y="0.763cm" presentation:class="title" presentation:user-transformed="true">
          <draw:text-box>
            <text:p text:style-name="P1"><text:span text:style-name="T2">Tuition Program: Old Version</text:span></text:p>
          </draw:text-box>
        </draw:frame>
        <draw:frame draw:name="Content Placeholder 2" presentation:style-name="pr7" draw:text-style-name="P2" draw:layer="layout" svg:width="23.282cm" svg:height="15.027cm" svg:x="1.27cm" svg:y="3.387cm" presentation:class="outline" presentation:user-transformed="true">
          <draw:text-box>
            <text:p text:style-name="P4"><text:span text:style-name="T5">int main()</text:span></text:p>
            <text:p text:style-name="P4"><text:span text:style-name="T5">{</text:span></text:p>
            <text:p text:style-name="P4"><text:span text:style-name="T4"><text:s text:c="8"/></text:span><text:span text:style-name="T4">// Declare variables</text:span></text:p>
            <text:p text:style-name="P4"><text:span text:style-name="T5"><text:s text:c="8"/></text:span><text:span text:style-name="T5">char residenceStatus = ' ' ;</text:span></text:p>
            <text:p text:style-name="P4"><text:span text:style-name="T5"><text:s text:c="8"/></text:span><text:span text:style-name="T5">double numCredits = 0.0;</text:span></text:p>
            <text:p text:style-name="P4"><text:span text:style-name="T5"><text:s text:c="8"/></text:span><text:span text:style-name="T5">double tuitionPerCredit = 0.0;</text:span></text:p>
            <text:p text:style-name="P4"><text:span text:style-name="T5"><text:s text:c="8"/></text:span><text:span text:style-name="T5">double tuition = 0.0;</text:span></text:p>
            <text:p text:style-name="P5"><text:span text:style-name="T4"><text:s text:c="8"/></text:span><text:span text:style-name="T4">// Request input</text:span></text:p>
            <text:p text:style-name="P6"><text:span text:style-name="T5"><text:s text:c="8"/></text:span><text:span text:style-name="T5">cout &lt;&lt; "How many credits are you taking? ";</text:span></text:p>
            <text:p text:style-name="P6"><text:span text:style-name="T5"><text:s text:c="8"/></text:span><text:span text:style-name="T5">cin &gt;&gt; numCredits; </text:span></text:p>
            <text:p text:style-name="P6"><text:span text:style-name="T5"><text:s text:c="8"/></text:span><text:span text:style-name="T5">cout &lt;&lt; "Are you North Carolina resident? " &lt;&lt; endl;</text:span></text:p>
            <text:p text:style-name="P6"><text:span text:style-name="T5"><text:s text:c="8"/></text:span><text:span text:style-name="T5">cout &lt;&lt; "Enter r for resident or n for non-resident: ";</text:span></text:p>
            <text:p text:style-name="P6"><text:span text:style-name="T5"><text:s text:c="8"/></text:span><text:span text:style-name="T5">cin &gt;&gt; residenceStatus;</text:span></text:p>
            <text:p text:style-name="P6"><text:span text:style-name="T5"><text:s text:c="8"/></text:span><text:span text:style-name="T5">residenceStatus <text:s/>= toupper(residenceStatus);</text:span><text:span text:style-name="T5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ition Program: Old Version" draw:style-name="dp1" draw:master-page-name="Default_20_1" presentation:presentation-page-layout-name="AL2T11">
        <draw:frame draw:name="Title 1" presentation:style-name="pr4" draw:text-style-name="P2" draw:layer="layout" svg:width="22.859cm" svg:height="1.564cm" svg:x="1.27cm" svg:y="0.763cm" presentation:class="title" presentation:user-transformed="true">
          <draw:text-box>
            <text:p text:style-name="P1"><text:span text:style-name="T2">Tuition Program: Old Version</text:span></text:p>
          </draw:text-box>
        </draw:frame>
        <draw:frame draw:name="Content Placeholder 2" presentation:style-name="pr7" draw:text-style-name="P2" draw:layer="layout" svg:width="23.282cm" svg:height="15.451cm" svg:x="1.27cm" svg:y="2.752cm" presentation:class="outline" presentation:user-transformed="true">
          <draw:text-box>
            <text:p text:style-name="P4"><text:span text:style-name="T5"><text:s text:c="8"/></text:span><text:span text:style-name="T4">// Determine tuition credit <text:s text:c="5"/></text:span></text:p>
            <text:p text:style-name="P4"><text:span text:style-name="T5"><text:s text:c="8"/></text:span><text:span text:style-name="T5">if (residenceStatus == 'R')</text:span></text:p>
            <text:p text:style-name="P4"><text:span text:style-name="T5"><text:s text:c="8"/></text:span><text:span text:style-name="T5">{</text:span></text:p>
            <text:p text:style-name="P4"><text:span text:style-name="T5"><text:s text:c="18"/></text:span><text:span text:style-name="T5">tuitionPerCredit = 50;</text:span></text:p>
            <text:p text:style-name="P4"><text:span text:style-name="T5"><text:s text:c="8"/></text:span><text:span text:style-name="T5">}</text:span></text:p>
            <text:p text:style-name="P4"><text:span text:style-name="T5"><text:s text:c="8"/></text:span><text:span text:style-name="T5">else</text:span></text:p>
            <text:p text:style-name="P4"><text:span text:style-name="T5"><text:s text:c="8"/></text:span><text:span text:style-name="T5">{</text:span></text:p>
            <text:p text:style-name="P4"><text:span text:style-name="T5"><text:s text:c="18"/></text:span><text:span text:style-name="T5">tuitionPerCredit = 300;</text:span></text:p>
            <text:p text:style-name="P4"><text:span text:style-name="T5"><text:s text:c="8"/></text:span><text:span text:style-name="T5">}</text:span></text:p>
            <text:p text:style-name="P4"><text:span text:style-name="T5"><text:s text:c="8"/></text:span><text:span text:style-name="T4">// Calculate and display tuition <text:s text:c="4"/></text:span></text:p>
            <text:p text:style-name="P4"><text:span text:style-name="T5"><text:s text:c="8"/></text:span><text:span text:style-name="T5">tuition = tuitionPerCredit * numCredits; <text:s text:c="3"/></text:span></text:p>
            <text:p text:style-name="P4"><text:span text:style-name="T5"><text:s text:c="8"/></text:span><text:span text:style-name="T5">cout &lt;&lt; "Tuition: " &lt;&lt; tuition &lt;&lt; endl; <text:s text:c="2"/></text:span></text:p>
            <text:p text:style-name="P7"><text:span text:style-name="T5"><text:s text:c="8"/></text:span><text:span text:style-name="T5">system("pause");</text:span></text:p>
            <text:p text:style-name="P4"><text:span text:style-name="T5"><text:s text:c="8"/></text:span><text:span text:style-name="T5">return 0;</text:span></text:p>
            <text:p text:style-name="P4"><text:span text:style-name="T5">}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the New Tuition Cap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Adding the New Tuition Cap</text:span></text:p>
          </draw:text-box>
        </draw:frame>
        <draw:frame draw:name="Content Placeholder 2" presentation:style-name="pr7" draw:text-style-name="P2" draw:layer="layout" svg:width="23.282cm" svg:height="13.078cm" svg:x="1.27cm" svg:y="3.938cm" presentation:class="outline" presentation:user-transformed="true">
          <draw:text-box>
            <text:p text:style-name="P8"><text:span text:style-name="T6">1.</text:span><text:span text:style-name="T6"><text:tab/></text:span><text:span text:style-name="T6">Enter number of credits</text:span></text:p>
            <text:p text:style-name="P8"><text:span text:style-name="T6">2.</text:span><text:span text:style-name="T6"><text:tab/></text:span><text:span text:style-name="T6">Enter residence status</text:span></text:p>
            <text:p text:style-name="P8"><text:span text:style-name="T6">3.</text:span><text:span text:style-name="T6"><text:tab/></text:span><text:span text:style-name="T6">If (resident)</text:span></text:p>
            <text:p text:style-name="P8"><text:span text:style-name="T6"><text:s text:c="4"/></text:span><text:span text:style-name="T6"><text:tab/></text:span><text:span text:style-name="T6">{</text:span></text:p>
            <text:p text:style-name="P8"><text:span text:style-name="T6"><text:s text:c="10"/></text:span><text:span text:style-name="T6"><text:tab/></text:span><text:span text:style-name="T6">tuition rate = 50</text:span></text:p>
            <text:p text:style-name="P8"><text:span text:style-name="T6"><text:s text:c="12"/></text:span><text:span text:style-name="T6">tuition cap = 600</text:span></text:p>
            <text:p text:style-name="P8"><text:span text:style-name="T6"><text:s text:c="4"/></text:span><text:span text:style-name="T6"><text:tab/></text:span><text:span text:style-name="T6">}</text:span></text:p>
            <text:p text:style-name="P8"><text:span text:style-name="T6"><text:tab/></text:span><text:span text:style-name="T6">else</text:span></text:p>
            <text:p text:style-name="P8"><text:span text:style-name="T6"><text:s text:c="4"/></text:span><text:span text:style-name="T6"><text:tab/></text:span><text:span text:style-name="T6">{</text:span></text:p>
            <text:p text:style-name="P8"><text:span text:style-name="T6"><text:s text:c="10"/></text:span><text:span text:style-name="T6"><text:tab/></text:span><text:span text:style-name="T6">tuition rate = 300</text:span></text:p>
            <text:p text:style-name="P8"><text:span text:style-name="T6"><text:tab/></text:span><text:span text:style-name="T6"><text:tab/></text:span><text:span text:style-name="T6">tuition cap = 4000</text:span></text:p>
            <text:p text:style-name="P8"><text:span text:style-name="T6"><text:s text:c="4"/></text:span><text:span text:style-name="T6"><text:tab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the New Tuition Cap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Adding the New Tuition Cap</text:span></text:p>
          </draw:text-box>
        </draw:frame>
        <draw:frame draw:name="Content Placeholder 2" presentation:style-name="pr7" draw:text-style-name="P2" draw:layer="layout" svg:width="23.282cm" svg:height="12.571cm" svg:x="1.27cm" svg:y="4.445cm" presentation:class="outline" presentation:user-transformed="true">
          <draw:text-box>
            <text:p text:style-name="P9"><text:span text:style-name="T6">4.</text:span><text:span text:style-name="T6"><text:tab/></text:span><text:span text:style-name="T6">Calculate tuition = tuition rate * number of credits</text:span></text:p>
            <text:p text:style-name="P9"><text:span text:style-name="T6">5.</text:span><text:span text:style-name="T6"><text:tab/></text:span><text:span text:style-name="T6">If (tuition cap &lt; tuition)</text:span></text:p>
            <text:p text:style-name="P9"><text:span text:style-name="T6"><text:s text:c="4"/></text:span><text:span text:style-name="T6"><text:tab/></text:span><text:span text:style-name="T6">{</text:span><text:span text:style-name="T6"><text:tab/></text:span></text:p>
            <text:p text:style-name="P9"><text:span text:style-name="T6"><text:tab/></text:span><text:span text:style-name="T6"><text:tab/></text:span><text:span text:style-name="T6">tuition = tuition cap </text:span></text:p>
            <text:p text:style-name="P9"><text:span text:style-name="T6"><text:s text:c="4"/></text:span><text:span text:style-name="T6"><text:tab/></text:span><text:span text:style-name="T6">}</text:span></text:p>
            <text:p text:style-name="P9"><text:span text:style-name="T6">6.</text:span><text:span text:style-name="T6"><text:tab/></text:span><text:span text:style-name="T6">Display tuition</text:span></text:p>
            <text:p text:style-name="P9"><text:span text:style-name="T6"><text:s text:c="3"/></text:span><text:span text:style-name="T6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ition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uition Program: Version 2</text:span></text:p>
          </draw:text-box>
        </draw:frame>
        <draw:frame draw:name="Content Placeholder 2" presentation:style-name="pr7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4">// File: Lesson12P1.cpp</text:span></text:p>
            <text:p text:style-name="P4"><text:span text:style-name="T4">// Created by Man-Chi Leung on 7/6/13</text:span></text:p>
            <text:p text:style-name="P4"><text:span text:style-name="T4">// This program uses residency status and number of </text:span></text:p>
            <text:p text:style-name="P4"><text:span text:style-name="T4">// <text:s/>credits to determine tuition residents pay no more </text:span></text:p>
            <text:p text:style-name="P4"><text:span text:style-name="T4">// <text:s/>than 600, non-residents pay no more than 4000</text:span></text:p>
            <text:p text:style-name="P4"><text:span text:style-name="T5"/></text:p>
            <text:p text:style-name="P4"><text:span text:style-name="T5">#include &lt;cstdlib&gt;</text:span></text:p>
            <text:p text:style-name="P4"><text:span text:style-name="T5">#include &lt;iostream&gt;</text:span></text:p>
            <text:p text:style-name="P4"><text:span text:style-name="T5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ition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2.199cm" svg:x="1.27cm" svg:y="0.763cm" presentation:class="title" presentation:user-transformed="true">
          <draw:text-box>
            <text:p text:style-name="P1"><text:span text:style-name="T2">Tuition Program: Version 2</text:span></text:p>
          </draw:text-box>
        </draw:frame>
        <draw:frame draw:name="Content Placeholder 2" presentation:style-name="pr7" draw:text-style-name="P2" draw:layer="layout" svg:width="23.282cm" svg:height="15.239cm" svg:x="1.27cm" svg:y="3.598cm" presentation:class="outline" presentation:user-transformed="true">
          <draw:text-box>
            <text:p text:style-name="P4"><text:span text:style-name="T5">int main()</text:span></text:p>
            <text:p text:style-name="P4"><text:span text:style-name="T5">{</text:span></text:p>
            <text:p text:style-name="P4"><text:span text:style-name="T5"><text:s text:c="8"/></text:span><text:span text:style-name="T5"><text:tab/></text:span><text:span text:style-name="T4">// Declare variables and Request input</text:span></text:p>
            <text:p text:style-name="P4"><text:span text:style-name="T5"><text:s text:c="8"/></text:span><text:span text:style-name="T5"><text:tab/></text:span><text:span text:style-name="T5">char residenceStatus = ' ' ;</text:span></text:p>
            <text:p text:style-name="P4"><text:span text:style-name="T5"><text:s text:c="8"/></text:span><text:span text:style-name="T5"><text:tab/></text:span><text:span text:style-name="T5">double numCredits = 0.0;</text:span></text:p>
            <text:p text:style-name="P4"><text:span text:style-name="T5"><text:s text:c="8"/></text:span><text:span text:style-name="T5"><text:tab/></text:span><text:span text:style-name="T5">double tuitionPerCredit = 0.0;</text:span></text:p>
            <text:p text:style-name="P4"><text:span text:style-name="T5"><text:s text:c="8"/></text:span><text:span text:style-name="T5"><text:tab/></text:span><text:span text:style-name="T5">double tuition = 0.0;</text:span></text:p>
            <text:p text:style-name="P4"><text:span text:style-name="T5"><text:s text:c="8"/></text:span><text:span text:style-name="T5"><text:tab/></text:span><text:span text:style-name="T5">double tuitionCap = 0.0;</text:span></text:p>
            <text:p text:style-name="P10"><text:span text:style-name="T5"><text:s text:c="8"/></text:span><text:span text:style-name="T5"><text:tab/></text:span><text:span text:style-name="T5">cout &lt;&lt; "How many credits are you taking? ";</text:span></text:p>
            <text:p text:style-name="P4"><text:span text:style-name="T5"><text:s text:c="8"/></text:span><text:span text:style-name="T5"><text:tab/></text:span><text:span text:style-name="T5">cin &gt;&gt; numCredits; </text:span></text:p>
            <text:p text:style-name="P4"><text:span text:style-name="T5"><text:s text:c="8"/></text:span><text:span text:style-name="T5"><text:tab/></text:span><text:span text:style-name="T5">cout &lt;&lt; "Are you North Carolina resident? " &lt;&lt; endl;</text:span></text:p>
            <text:p text:style-name="P4"><text:span text:style-name="T5"><text:s text:c="8"/></text:span><text:span text:style-name="T5"><text:tab/></text:span><text:span text:style-name="T5">cout &lt;&lt; "Enter r for resident or n for non-resident: ";</text:span></text:p>
            <text:p text:style-name="P4"><text:span text:style-name="T5"><text:s text:c="8"/></text:span><text:span text:style-name="T5"><text:tab/></text:span><text:span text:style-name="T5">cin &gt;&gt; residenceStatus; <text:s/></text:span></text:p>
            <text:p text:style-name="P4"><text:span text:style-name="T5"><text:s text:c="9"/></text:span><text:span text:style-name="T5"><text:tab/></text:span><text:span text:style-name="T5">residenceStatus = tolower (residenceStatus); <text:s text:c="2"/>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ition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uition Program: Version 2</text:span></text:p>
          </draw:text-box>
        </draw:frame>
        <draw:frame draw:name="Content Placeholder 2" presentation:style-name="pr7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5"><text:s text:c="4"/></text:span><text:span text:style-name="T5"><text:tab/></text:span><text:span text:style-name="T4">// Calculate tuition</text:span></text:p>
            <text:p text:style-name="P4"><text:span text:style-name="T5"><text:s text:c="4"/></text:span><text:span text:style-name="T5"><text:tab/></text:span><text:span text:style-name="T5">if (residenceStatus == 'r')</text:span></text:p>
            <text:p text:style-name="P4"><text:span text:style-name="T5"><text:s text:c="4"/></text:span><text:span text:style-name="T5"><text:tab/></text:span><text:span text:style-name="T5">{</text:span></text:p>
            <text:p text:style-name="P4"><text:span text:style-name="T5"><text:s text:c="12"/></text:span><text:span text:style-name="T5"><text:tab/></text:span><text:span text:style-name="T5"><text:tab/></text:span><text:span text:style-name="T5">tuitionPerCredit = 50;</text:span></text:p>
            <text:p text:style-name="P4"><text:span text:style-name="T5"><text:tab/></text:span><text:span text:style-name="T5"><text:tab/></text:span><text:span text:style-name="T5">tuitionCap = 600;</text:span></text:p>
            <text:p text:style-name="P4"><text:span text:style-name="T5"><text:s text:c="4"/></text:span><text:span text:style-name="T5"><text:tab/></text:span><text:span text:style-name="T5">}</text:span></text:p>
            <text:p text:style-name="P4"><text:span text:style-name="T5"><text:s text:c="4"/></text:span><text:span text:style-name="T5"><text:tab/></text:span><text:span text:style-name="T5">else</text:span></text:p>
            <text:p text:style-name="P4"><text:span text:style-name="T5"><text:s text:c="4"/></text:span><text:span text:style-name="T5"><text:tab/></text:span><text:span text:style-name="T5">{</text:span></text:p>
            <text:p text:style-name="P4"><text:span text:style-name="T5"><text:s text:c="12"/></text:span><text:span text:style-name="T5"><text:tab/></text:span><text:span text:style-name="T5"><text:tab/></text:span><text:span text:style-name="T5">tuitionPerCredit = 300;</text:span></text:p>
            <text:p text:style-name="P4"><text:span text:style-name="T5"><text:tab/></text:span><text:span text:style-name="T5"><text:tab/></text:span><text:span text:style-name="T5">tuitionCap = 4000;</text:span></text:p>
            <text:p text:style-name="P4"><text:span text:style-name="T5"><text:s text:c="4"/></text:span><text:span text:style-name="T5"><text:tab/></text:span><text:span text:style-name="T5">}</text:span></text:p>
            <text:p text:style-name="P4"><text:span text:style-name="T5"/></text:p>
            <text:p text:style-name="P4"><text:span text:style-name="T5"><text:s text:c="4"/></text:span><text:span text:style-name="T5"><text:tab/></text:span><text:span text:style-name="T5">tuition = tuitionPerCredit * numCredits;</text:span></text:p>
            <text:p text:style-name="P4"><text:span text:style-name="T5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ition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2.834cm" svg:x="1.27cm" svg:y="0.763cm" presentation:class="title" presentation:user-transformed="true">
          <draw:text-box>
            <text:p text:style-name="P1"><text:span text:style-name="T2">Tuition Program: Version 2</text:span></text:p>
          </draw:text-box>
        </draw:frame>
        <draw:frame draw:name="Content Placeholder 2" presentation:style-name="pr7" draw:text-style-name="P2" draw:layer="layout" svg:width="23.282cm" svg:height="14.604cm" svg:x="1.27cm" svg:y="3.598cm" presentation:class="outline" presentation:user-transformed="true">
          <draw:text-box>
            <text:p text:style-name="P4"><text:span text:style-name="T7"><text:s text:c="7"/></text:span><text:span text:style-name="T7"><text:tab/></text:span><text:span text:style-name="T7"> </text:span><text:span text:style-name="T7">// </text:span><text:span text:style-name="T4"><text:s/>Determine tuition limit and display tuition <text:s text:c="2"/></text:span></text:p>
            <text:p text:style-name="P4"><text:span text:style-name="T5"><text:s text:c="8"/></text:span><text:span text:style-name="T5"><text:tab/></text:span><text:span text:style-name="T5">if (tuition &gt; tuitionCap)</text:span></text:p>
            <text:p text:style-name="P4"><text:span text:style-name="T5"><text:s text:c="8"/></text:span><text:span text:style-name="T5"><text:tab/></text:span><text:span text:style-name="T5">{</text:span></text:p>
            <text:p text:style-name="P4"><text:span text:style-name="T5"><text:s/></text:span><text:span text:style-name="T5"><text:tab/></text:span><text:span text:style-name="T5"> <text:s text:c="3"/></text:span><text:span text:style-name="T5"><text:tab/></text:span><text:span text:style-name="T5">tuition = tuitionCap;</text:span></text:p>
            <text:p text:style-name="P4"><text:span text:style-name="T5"><text:s text:c="8"/></text:span><text:span text:style-name="T5"><text:tab/></text:span><text:span text:style-name="T5">}</text:span></text:p>
            <text:p text:style-name="P4"><text:span text:style-name="T5"/></text:p>
            <text:p text:style-name="P4"><text:span text:style-name="T5"><text:tab/></text:span><text:span text:style-name="T5">cout &lt;&lt; "Tuition: " &lt;&lt; tuition &lt;&lt; endl; <text:s text:c="2"/></text:span></text:p>
            <text:p text:style-name="P4"><text:span text:style-name="T5"><text:s text:c="8"/></text:span></text:p>
            <text:p text:style-name="P4"><text:span text:style-name="T5"><text:s text:c="8"/></text:span><text:span text:style-name="T5"><text:tab/></text:span><text:span text:style-name="T5">system("pause");</text:span></text:p>
            <text:p text:style-name="P4"><text:span text:style-name="T5"><text:s text:c="8"/></text:span><text:span text:style-name="T5"><text:tab/></text:span><text:span text:style-name="T5">return 0;</text:span></text:p>
            <text:p text:style-name="P4"><text:span text:style-name="T5">}</text:span></text:p>
            <text:p text:style-name="P4"><text:span text:style-name="T5"><text:s text:c="4"/></text:span></text:p>
            <text:p text:style-name="P11"><text:span text:style-name="T6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Voice Mail Program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he Voice Mail Program</text:span></text:p>
          </draw:text-box>
        </draw:frame>
        <draw:frame draw:name="Content Placeholder 2" presentation:style-name="pr7" draw:text-style-name="P2" draw:layer="layout" svg:width="23.282cm" svg:height="15.239cm" svg:x="1.27cm" svg:y="3.81cm" presentation:class="outline" presentation:user-transformed="true">
          <draw:text-box>
            <text:list text:style-name="L3">
              <text:list-item>
                <text:p text:style-name="P11"><text:span text:style-name="T6">Write a program to direct caller to the desired mail box. <text:s/></text:span></text:p>
              </text:list-item>
              <text:list-item>
                <text:p text:style-name="P11"><text:span text:style-name="T6">A community college has three departments in its computer technology division: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Programming</text:span></text:p>
                  </text:list-item>
                  <text:list-item>
                    <text:p text:style-name="P12"><text:span text:style-name="T8">Database management</text:span></text:p>
                  </text:list-item>
                  <text:list-item>
                    <text:p text:style-name="P12"><text:span text:style-name="T8">Game development <text:s/></text:span></text:p>
                  </text:list-item>
                </text:list>
              </text:list-item>
              <text:list-item>
                <text:p text:style-name="P11"><text:span text:style-name="T6">There are five instructors in programming: </text:span></text:p>
                <text:list>
                  <text:list-item>
                    <text:p text:style-name="P12"><text:span text:style-name="T9">Al Molin</text:span></text:p>
                  </text:list-item>
                  <text:list-item>
                    <text:p text:style-name="P12"><text:span text:style-name="T9">Witold Sieradzan</text:span></text:p>
                  </text:list-item>
                  <text:list-item>
                    <text:p text:style-name="P12"><text:span text:style-name="T9">Hong Cui</text:span></text:p>
                  </text:list-item>
                  <text:list-item>
                    <text:p text:style-name="P12"><text:span text:style-name="T9">Mary Orazem</text:span></text:p>
                  </text:list-item>
                  <text:list-item>
                    <text:p text:style-name="P12"><text:span text:style-name="T9">Joe Pa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Voice Mail Program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he Voice Mail Program</text:span></text:p>
          </draw:text-box>
        </draw:frame>
        <draw:frame draw:name="Content Placeholder 2" presentation:style-name="pr7" draw:text-style-name="P2" draw:layer="layout" svg:width="23.282cm" svg:height="15.451cm" svg:x="1.239cm" svg:y="3.598cm" presentation:class="outline" presentation:user-transformed="true">
          <draw:text-box>
            <text:list text:style-name="L3">
              <text:list-item>
                <text:p text:style-name="P11"><text:span text:style-name="T6">There are two instructors in database management: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Peter Chen</text:span></text:p>
                  </text:list-item>
                  <text:list-item>
                    <text:p text:style-name="P12"><text:span text:style-name="T8">Frank Chao <text:s/></text:span></text:p>
                  </text:list-item>
                </text:list>
              </text:list-item>
              <text:list-item>
                <text:p text:style-name="P11"><text:span text:style-name="T6">There are three instructors in game development: 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Cindy Foster</text:span></text:p>
                  </text:list-item>
                  <text:list-item>
                    <text:p text:style-name="P12"><text:span text:style-name="T8">Brad Swearingen</text:span></text:p>
                  </text:list-item>
                  <text:list-item>
                    <text:p text:style-name="P12"><text:span text:style-name="T8">Brandon Crews <text:s/></text:span></text:p>
                  </text:list-item>
                </text:list>
              </text:list-item>
              <text:list-item>
                <text:p text:style-name="P7"><text:span text:style-name="T6">The program first asks the caller to choose a department, and then choose the right person. <text:s/></text:span></text:p>
              </text:list-item>
              <text:list-item>
                <text:p text:style-name="P11"><text:span text:style-name="T6">At any time, the caller can choose to go to the mailbox of the secretar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Voice Mail Program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he Voice Mail Program</text:span></text:p>
          </draw:text-box>
        </draw:frame>
        <draw:frame draw:name="Content Placeholder 2" presentation:style-name="pr7" draw:text-style-name="P2" draw:layer="layout" svg:width="23.282cm" svg:height="12.571cm" svg:x="1.27cm" svg:y="3.81cm" presentation:class="outline" presentation:user-transformed="true">
          <draw:text-box>
            <text:list text:style-name="L3">
              <text:list-item>
                <text:p text:style-name="P11"><text:span text:style-name="T10">Algorithm:</text:span></text:p>
              </text:list-item>
            </text:list>
            <text:p text:style-name="P13"><text:span text:style-name="T7"/></text:p>
            <text:p text:style-name="P14"><text:span text:style-name="T5">Enter department</text:span></text:p>
            <text:p text:style-name="P14"><text:span text:style-name="T5">If (department is programming)</text:span></text:p>
            <text:p text:style-name="P14"><text:span text:style-name="T5">{</text:span></text:p>
            <text:p text:style-name="P14"><text:span text:style-name="T5"><text:tab/></text:span><text:span text:style-name="T5">Choose an instructor within this department</text:span></text:p>
            <text:p text:style-name="P14"><text:span text:style-name="T5">} </text:span></text:p>
            <text:p text:style-name="P14"><text:span text:style-name="T5">Else If (department is database management)</text:span></text:p>
            <text:p text:style-name="P14"><text:span text:style-name="T5">{</text:span></text:p>
            <text:p text:style-name="P14"><text:span text:style-name="T5"><text:tab/></text:span><text:span text:style-name="T5">Choose an instructor within this department</text:span></text:p>
            <text:p text:style-name="P14"><text:span text:style-name="T5">}</text:span></text:p>
            <text:p text:style-name="P1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Voice Mail Program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he Voice Mail Program</text:span></text:p>
          </draw:text-box>
        </draw:frame>
        <draw:frame draw:name="Content Placeholder 2" presentation:style-name="pr7" draw:text-style-name="P2" draw:layer="layout" svg:width="23.282cm" svg:height="12.571cm" svg:x="1.27cm" svg:y="3.81cm" presentation:class="outline" presentation:user-transformed="true">
          <draw:text-box>
            <text:p text:style-name="P14"><text:span text:style-name="T4"/></text:p>
            <text:p text:style-name="P14"><text:span text:style-name="T4">Else If (department is game development)</text:span></text:p>
            <text:p text:style-name="P14"><text:span text:style-name="T4">{</text:span></text:p>
            <text:p text:style-name="P14"><text:span text:style-name="T4"><text:tab/></text:span><text:span text:style-name="T4">Choose an instructor within this department</text:span></text:p>
            <text:p text:style-name="P14"><text:span text:style-name="T4">} </text:span></text:p>
            <text:p text:style-name="P14"><text:span text:style-name="T4">Else</text:span></text:p>
            <text:p text:style-name="P14"><text:span text:style-name="T4">{</text:span></text:p>
            <text:p text:style-name="P14"><text:span text:style-name="T4"><text:tab/></text:span><text:span text:style-name="T4">Display “you have reached the voicemail of the secretary.</text:span></text:p>
            <text:p text:style-name="P14"><text:span text:style-name="T4"><text:s text:c="8"/></text:span><text:span text:style-name="T4">Please leave a message.”</text:span></text:p>
            <text:p text:style-name="P14"><text:span text:style-name="T4">}</text:span></text:p>
            <text:p text:style-name="P1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Voice Mail Program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he Voice Mail Program</text:span></text:p>
          </draw:text-box>
        </draw:frame>
        <draw:frame draw:name="Content Placeholder 2" presentation:style-name="pr7" draw:text-style-name="P2" draw:layer="layout" svg:width="23.282cm" svg:height="12.571cm" svg:x="1.27cm" svg:y="3.81cm" presentation:class="outline" presentation:user-transformed="true">
          <draw:text-box>
            <text:list text:style-name="L3">
              <text:list-item>
                <text:p text:style-name="P11"><text:span text:style-name="T10">Stepwise Development plan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3">Version 1: write code to select department</text:span></text:p>
                  </text:list-item>
                  <text:list-item>
                    <text:p text:style-name="P12"><text:span text:style-name="T3">Version 2: write code to select instructor in programming department</text:span></text:p>
                  </text:list-item>
                  <text:list-item>
                    <text:p text:style-name="P12"><text:span text:style-name="T3">Version 3: write code to select instructor in database management <text:s/>department</text:span></text:p>
                  </text:list-item>
                  <text:list-item>
                    <text:p text:style-name="P12"><text:span text:style-name="T3">Version 4: write code to select instructor in game development department</text:span></text:p>
                  </text:list-item>
                </text:list>
              </text:list-item>
            </text:list>
            <text:p text:style-name="P16"><text:span text:style-name="T3"/></text:p>
            <text:p text:style-name="P1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ice Mail Program: Version 1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Voice Mail Program: Version 1</text:span></text:p>
          </draw:text-box>
        </draw:frame>
        <draw:frame draw:name="Content Placeholder 2" presentation:style-name="pr7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4">// File: Lesson12P2.cpp</text:span></text:p>
            <text:p text:style-name="P4"><text:span text:style-name="T4">// Created by Man-Chi Leung on 1/22/13</text:span></text:p>
            <text:p text:style-name="P4"><text:span text:style-name="T4">// This program simulates a hierarchical voice mail system</text:span></text:p>
            <text:p text:style-name="P4"><text:span text:style-name="T5"/></text:p>
            <text:p text:style-name="P4"><text:span text:style-name="T5">#include &lt;cstdlib&gt;</text:span></text:p>
            <text:p text:style-name="P4"><text:span text:style-name="T5">#include &lt;iostream&gt;</text:span></text:p>
            <text:p text:style-name="P4"><text:span text:style-name="T5">using namespace std;</text:span></text:p>
            <text:p text:style-name="P4"><text:span text:style-name="T5"/></text:p>
            <text:p text:style-name="P4"><text:span text:style-name="T5">int main()</text:span></text:p>
            <text:p text:style-name="P4"><text:span text:style-name="T5">{</text:span></text:p>
            <text:p text:style-name="P4"><text:span text:style-name="T5"><text:s text:c="6"/></text:span><text:span text:style-name="T4">// Declare variables <text:s text:c="3"/></text:span></text:p>
            <text:p text:style-name="P4"><text:span text:style-name="T5"><text:s text:c="6"/></text:span><text:span text:style-name="T5">double deptChoice = 0; 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ice Mail Program: Version 1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oice Mail Program: Version 1</text:span></text:p>
          </draw:text-box>
        </draw:frame>
        <draw:frame draw:name="Content Placeholder 2" presentation:style-name="pr7" draw:text-style-name="P2" draw:layer="layout" svg:width="23.282cm" svg:height="15.027cm" svg:x="1.27cm" svg:y="3.598cm" presentation:class="outline" presentation:user-transformed="true">
          <draw:text-box>
            <text:p text:style-name="P4"><text:span text:style-name="T5"><text:s text:c="6"/></text:span><text:span text:style-name="T4">// Request input</text:span></text:p>
            <text:p text:style-name="P4"><text:span text:style-name="T5"><text:s text:c="6"/></text:span><text:span text:style-name="T5">cout &lt;&lt; "Thank you for calling the Computer Technologies”</text:span></text:p>
            <text:p text:style-name="P4"><text:span text:style-name="T5"><text:s text:c="14"/></text:span><text:span text:style-name="T5">&lt;&lt; " Division." &lt;&lt; endl;</text:span></text:p>
            <text:p text:style-name="P4"><text:span text:style-name="T5"><text:s text:c="6"/></text:span><text:span text:style-name="T5">cout &lt;&lt; "Press 1 for Programming department" &lt;&lt; endl;</text:span></text:p>
            <text:p text:style-name="P4"><text:span text:style-name="T5"><text:s text:c="6"/></text:span><text:span text:style-name="T5">cout &lt;&lt; "Press 2 for Database Management department" </text:span></text:p>
            <text:p text:style-name="P4"><text:span text:style-name="T5"><text:s text:c="15"/></text:span><text:span text:style-name="T5">&lt;&lt; endl;</text:span></text:p>
            <text:p text:style-name="P4"><text:span text:style-name="T5"><text:s text:c="5"/></text:span><text:span text:style-name="T5">cout &lt;&lt; "Press 3 for Game Development department" &lt;&lt; endl;</text:span></text:p>
            <text:p text:style-name="P11"><text:span text:style-name="T5"><text:s text:c="5"/></text:span><text:span text:style-name="T5">cout &lt;&lt; "Press any other number to go to the secretary" </text:span></text:p>
            <text:p text:style-name="P11"><text:span text:style-name="T5"><text:s text:c="14"/></text:span><text:span text:style-name="T5">&lt;&lt; endl;</text:span></text:p>
            <text:p text:style-name="P11"><text:span text:style-name="T5"><text:s text:c="4"/></text:span><text:span text:style-name="T5">cin &gt;&gt; deptChoice;</text:span></text:p>
            <text:p text:style-name="P4"><text:span text:style-name="T5"/></text:p>
            <text:p text:style-name="P4"><text:span text:style-name="T5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ice Mail Program: Version 1" draw:style-name="dp1" draw:master-page-name="Default_20_1" presentation:presentation-page-layout-name="AL2T11">
        <draw:frame draw:name="Title 1" presentation:style-name="pr4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11">Voice Mail Program: Version 1</text:span></text:p>
          </draw:text-box>
        </draw:frame>
        <draw:frame draw:name="Content Placeholder 2" presentation:style-name="pr7" draw:text-style-name="P2" draw:layer="layout" svg:width="23.282cm" svg:height="16.509cm" svg:x="1.27cm" svg:y="2.54cm" presentation:class="outline" presentation:user-transformed="true">
          <draw:text-box>
            <text:p text:style-name="P4"><text:span text:style-name="T5"><text:s text:c="8"/></text:span><text:span text:style-name="T4">// Determine department choice and display message <text:s text:c="4"/></text:span></text:p>
            <text:p text:style-name="P4"><text:span text:style-name="T5"><text:s text:c="8"/></text:span><text:span text:style-name="T5">if (deptChoice == 1)</text:span></text:p>
            <text:p text:style-name="P4"><text:span text:style-name="T5"><text:s text:c="8"/></text:span><text:span text:style-name="T5">{</text:span></text:p>
            <text:p text:style-name="P4"><text:span text:style-name="T5"><text:s text:c="12"/></text:span><text:span text:style-name="T5">cout &lt;&lt; "You have reached the Programming Department." </text:span></text:p>
            <text:p text:style-name="P4"><text:span text:style-name="T5"><text:s text:c="22"/></text:span><text:span text:style-name="T5">&lt;&lt; endl;</text:span></text:p>
            <text:p text:style-name="P4"><text:span text:style-name="T5"><text:s text:c="8"/></text:span><text:span text:style-name="T5">}</text:span></text:p>
            <text:p text:style-name="P4"><text:span text:style-name="T5"><text:s text:c="8"/></text:span><text:span text:style-name="T5">else if (deptChoice == 2)</text:span></text:p>
            <text:p text:style-name="P4"><text:span text:style-name="T5"><text:s text:c="8"/></text:span><text:span text:style-name="T5">{</text:span></text:p>
            <text:p text:style-name="P4"><text:span text:style-name="T5"><text:s text:c="12"/></text:span><text:span text:style-name="T5">cout &lt;&lt; "You have reached the Database Management <text:s/>“</text:span></text:p>
            <text:p text:style-name="P4"><text:span text:style-name="T5"><text:s text:c="21"/></text:span><text:span text:style-name="T5">&lt;&lt; "Department." &lt;&lt; endl;</text:span></text:p>
            <text:p text:style-name="P4"><text:span text:style-name="T5"><text:s text:c="8"/></text:span><text:span text:style-name="T5">}</text:span></text:p>
            <text:p text:style-name="P4"><text:span text:style-name="T5"><text:s text:c="8"/></text:span><text:span text:style-name="T5">else if (deptChoice == 3)</text:span></text:p>
            <text:p text:style-name="P4"><text:span text:style-name="T5"><text:s text:c="8"/></text:span><text:span text:style-name="T5">{</text:span></text:p>
            <text:p text:style-name="P4"><text:span text:style-name="T5"><text:s text:c="12"/></text:span><text:span text:style-name="T5">cout &lt;&lt; "You have reached the Game Development “</text:span></text:p>
            <text:p text:style-name="P4"><text:span text:style-name="T5"><text:s text:c="21"/></text:span><text:span text:style-name="T5">&lt;&lt; " Department." &lt;&lt; endl;</text:span></text:p>
            <text:p text:style-name="P4"><text:span text:style-name="T5"><text:s text:c="7"/></text:span><text:span text:style-name="T5">}</text:span></text:p>
            <text:p text:style-name="P4"><text:span text:style-name="T5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ice Mail Program: Version 1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Voice Mail Program: Version 1</text:span></text:p>
          </draw:text-box>
        </draw:frame>
        <draw:frame draw:name="Content Placeholder 2" presentation:style-name="pr7" draw:text-style-name="P2" draw:layer="layout" svg:width="23.282cm" svg:height="12.571cm" svg:x="1.27cm" svg:y="3.598cm" presentation:class="outline" presentation:user-transformed="true">
          <draw:text-box>
            <text:p text:style-name="P4"><text:span text:style-name="T6"><text:s text:c="8"/></text:span><text:span text:style-name="T5">else</text:span></text:p>
            <text:p text:style-name="P4"><text:span text:style-name="T5"><text:s text:c="8"/></text:span><text:span text:style-name="T5">{</text:span></text:p>
            <text:p text:style-name="P4"><text:span text:style-name="T5"><text:s text:c="12"/></text:span><text:span text:style-name="T5">cout &lt;&lt; "You have reached the voicemail of the secretary.“</text:span></text:p>
            <text:p text:style-name="P4"><text:span text:style-name="T5"><text:s text:c="21"/></text:span><text:span text:style-name="T5">&lt;&lt; endl;</text:span></text:p>
            <text:p text:style-name="P4"><text:span text:style-name="T5"><text:s text:c="13"/></text:span><text:span text:style-name="T5">cout &lt;&lt; " Please leave a message after the beep." &lt;&lt; endl;</text:span></text:p>
            <text:p text:style-name="P4"><text:span text:style-name="T5"><text:s text:c="8"/></text:span><text:span text:style-name="T5">}</text:span></text:p>
            <text:p text:style-name="P4"><text:span text:style-name="T5"><text:s text:c="4"/></text:span></text:p>
            <text:p text:style-name="P4"><text:span text:style-name="T5"><text:s text:c="8"/></text:span><text:span text:style-name="T5">system("pause");</text:span></text:p>
            <text:p text:style-name="P4"><text:span text:style-name="T5"><text:s text:c="8"/></text:span><text:span text:style-name="T5">return 0;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ice Mail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Voice Mail Program: Version 2</text:span></text:p>
          </draw:text-box>
        </draw:frame>
        <draw:frame draw:name="Content Placeholder 2" presentation:style-name="pr7" draw:text-style-name="P2" draw:layer="layout" svg:width="23.282cm" svg:height="14.604cm" svg:x="1.27cm" svg:y="3.598cm" presentation:class="outline" presentation:user-transformed="true">
          <draw:text-box>
            <text:p text:style-name="P17"><text:span text:style-name="T4">// File: Lesson12P2.cpp</text:span></text:p>
            <text:p text:style-name="P17"><text:span text:style-name="T4">// Created by Man-Chi Leung on 1/22/13</text:span></text:p>
            <text:p text:style-name="P17"><text:span text:style-name="T4">// This program simulates a hierarchical voice mail system</text:span></text:p>
            <text:p text:style-name="P17"><text:span text:style-name="T5"/></text:p>
            <text:p text:style-name="P17"><text:span text:style-name="T5">#include &lt;cstdlib&gt;</text:span></text:p>
            <text:p text:style-name="P17"><text:span text:style-name="T5">#include &lt;iostream&gt;</text:span></text:p>
            <text:p text:style-name="P17"><text:span text:style-name="T5">using namespace std;</text:span></text:p>
            <text:p text:style-name="P17"><text:span text:style-name="T5"/></text:p>
            <text:p text:style-name="P17"><text:span text:style-name="T5">int main()</text:span></text:p>
            <text:p text:style-name="P17"><text:span text:style-name="T5">{</text:span></text:p>
            <text:p text:style-name="P17"><text:span text:style-name="T5"><text:s text:c="8"/></text:span><text:span text:style-name="T4">// Declare variables</text:span></text:p>
            <text:p text:style-name="P17"><text:span text:style-name="T5"><text:s text:c="8"/></text:span><text:span text:style-name="T5">double deptChoice = 0;</text:span></text:p>
            <text:p text:style-name="P17"><text:span text:style-name="T5"><text:s text:c="8"/></text:span><text:span text:style-name="T5">double instChoice = 0; <text:s text:c="3"/></text:span></text:p>
            <text:p text:style-name="P17"><text:span text:style-name="T5"><text:s text:c="8"/></text:span></text:p>
            <text:p text:style-name="P1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ice Mail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Voice Mail Program: Version 2</text:span></text:p>
          </draw:text-box>
        </draw:frame>
        <draw:frame draw:name="Content Placeholder 2" presentation:style-name="pr7" draw:text-style-name="P2" draw:layer="layout" svg:width="23.282cm" svg:height="14.392cm" svg:x="1.27cm" svg:y="3.598cm" presentation:class="outline" presentation:user-transformed="true">
          <draw:text-box>
            <text:p text:style-name="P17"><text:span text:style-name="T5"><text:s text:c="8"/></text:span><text:span text:style-name="T4">// Request input</text:span></text:p>
            <text:p text:style-name="P17"><text:span text:style-name="T5"><text:s text:c="8"/></text:span><text:span text:style-name="T5">cout &lt;&lt; "Thank you for calling the Computer Technologies”</text:span></text:p>
            <text:p text:style-name="P17"><text:span text:style-name="T5"><text:s text:c="16"/></text:span><text:span text:style-name="T5">&lt;&lt; " Division." &lt;&lt; endl;</text:span></text:p>
            <text:p text:style-name="P17"><text:span text:style-name="T5"><text:s text:c="9"/></text:span><text:span text:style-name="T5">cout &lt;&lt; "Press 1 for Programming department" &lt;&lt; endl;</text:span></text:p>
            <text:p text:style-name="P17"><text:span text:style-name="T5"><text:s text:c="9"/></text:span><text:span text:style-name="T5">cout &lt;&lt; "Press 2 for Database Management department" </text:span></text:p>
            <text:p text:style-name="P17"><text:span text:style-name="T5"><text:s text:c="18"/></text:span><text:span text:style-name="T5">&lt;&lt; endl;</text:span></text:p>
            <text:p text:style-name="P17"><text:span text:style-name="T5"><text:s text:c="9"/></text:span><text:span text:style-name="T5">cout &lt;&lt; "Press 3 for Game Development department" </text:span></text:p>
            <text:p text:style-name="P17"><text:span text:style-name="T5"><text:s text:c="18"/></text:span><text:span text:style-name="T5">&lt;&lt; endl;</text:span></text:p>
            <text:p text:style-name="P17"><text:span text:style-name="T5"><text:s text:c="9"/></text:span><text:span text:style-name="T5">cout &lt;&lt; "Press any other number to go to the secretary" </text:span></text:p>
            <text:p text:style-name="P17"><text:span text:style-name="T5"><text:s text:c="18"/></text:span><text:span text:style-name="T5">&lt;&lt; endl;</text:span></text:p>
            <text:p text:style-name="P17"><text:span text:style-name="T5"><text:s text:c="9"/></text:span><text:span text:style-name="T5">cin &gt;&gt; deptChoice;</text:span></text:p>
            <text:p text:style-name="P17"><text:span text:style-name="T5"/></text:p>
            <text:p text:style-name="P1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ice Mail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Voice Mail Program: Version 2</text:span></text:p>
          </draw:text-box>
        </draw:frame>
        <draw:frame draw:name="Content Placeholder 2" presentation:style-name="pr7" draw:text-style-name="P2" draw:layer="layout" svg:width="23.282cm" svg:height="14.121cm" svg:x="1.27cm" svg:y="3.87cm" presentation:class="outline" presentation:user-transformed="true">
          <draw:text-box>
            <text:p text:style-name="P17"><text:span text:style-name="T5"><text:tab/></text:span><text:span text:style-name="T4"> <text:s text:c="2"/></text:span><text:span text:style-name="T4">// Determine department and instructor number</text:span></text:p>
            <text:p text:style-name="P17"><text:span text:style-name="T5"><text:s text:c="8"/></text:span><text:span text:style-name="T5">if (deptChoice == 1)</text:span></text:p>
            <text:p text:style-name="P17"><text:span text:style-name="T5"><text:s text:c="8"/></text:span><text:span text:style-name="T5">{</text:span></text:p>
            <text:p text:style-name="P17"><text:span text:style-name="T5"><text:s text:c="14"/></text:span><text:span text:style-name="T5">cout &lt;&lt; "You have reached the Programming “</text:span></text:p>
            <text:p text:style-name="P17"><text:span text:style-name="T5"><text:s text:c="23"/></text:span><text:span text:style-name="T5">&lt;&lt; "Department." &lt;&lt; endl;</text:span></text:p>
            <text:p text:style-name="P17"><text:span text:style-name="T5"><text:s text:c="14"/></text:span><text:span text:style-name="T5">cout &lt;&lt; "Press 1 for Al Molin" &lt;&lt; endl;</text:span></text:p>
            <text:p text:style-name="P17"><text:span text:style-name="T5"><text:s text:c="14"/></text:span><text:span text:style-name="T5">cout &lt;&lt; "Press 2 for Witold Sieradzan" &lt;&lt; endl;</text:span></text:p>
            <text:p text:style-name="P17"><text:span text:style-name="T5"><text:s text:c="14"/></text:span><text:span text:style-name="T5">cout &lt;&lt; "Press 3 for Hong Cui" &lt;&lt; endl; </text:span></text:p>
            <text:p text:style-name="P17"><text:span text:style-name="T5"><text:s text:c="14"/></text:span><text:span text:style-name="T5">cout &lt;&lt; "Press 4 for Mary Orazem" &lt;&lt; endl;</text:span></text:p>
            <text:p text:style-name="P17"><text:span text:style-name="T5"><text:s text:c="14"/></text:span><text:span text:style-name="T5">cout &lt;&lt; "Press 5 for Joe Parks" &lt;&lt; endl;</text:span></text:p>
            <text:p text:style-name="P17"><text:span text:style-name="T5"><text:s text:c="14"/></text:span><text:span text:style-name="T5">cout &lt;&lt; "Press any other number to go to the secretary“</text:span></text:p>
            <text:p text:style-name="P17"><text:span text:style-name="T5"><text:s text:c="23"/></text:span><text:span text:style-name="T5">&lt;&lt; endl;</text:span></text:p>
            <text:p text:style-name="P17"><text:span text:style-name="T5"><text:s text:c="14"/></text:span><text:span text:style-name="T5">cin &gt;&gt; instChoice;</text:span></text:p>
            <text:p text:style-name="P17"><text:span text:style-name="T5"/></text:p>
            <text:p text:style-name="P17"><text:span text:style-name="T5"><text:s text:c="8"/>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23" presentation:class="page"/>
          <draw:frame draw:name="Notes Placeholder 2" presentation:style-name="pr8" draw:text-style-name="P2" draw:layer="layout" svg:width="15.239cm" svg:height="11.429cm" svg:x="1.905cm" svg:y="12.065cm" presentation:class="notes" presentation:user-transformed="true">
            <draw:text-box>
              <text:p><text:span text:style-name="T12"><text:s/></text:span></text:p>
            </draw:text-box>
          </draw:frame>
          <draw:frame draw:name="Slide Number Placeholder 3" presentation:style-name="pr9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</presentation:notes>
      </draw:page>
      <draw:page draw:name="Voice Mail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oice Mail Program: Version 2</text:span></text:p>
          </draw:text-box>
        </draw:frame>
        <draw:frame draw:name="Content Placeholder 2" presentation:style-name="pr7" draw:text-style-name="P2" draw:layer="layout" svg:width="23.282cm" svg:height="14.604cm" svg:x="1.27cm" svg:y="3.598cm" presentation:class="outline" presentation:user-transformed="true">
          <draw:text-box>
            <text:p text:style-name="P17"><text:span text:style-name="T5"><text:s text:c="12"/></text:span><text:span text:style-name="T5">if (instChoice == 1)</text:span></text:p>
            <text:p text:style-name="P17"><text:span text:style-name="T5"><text:s text:c="12"/></text:span><text:span text:style-name="T5">{</text:span></text:p>
            <text:p text:style-name="P17"><text:span text:style-name="T5"><text:s text:c="18"/></text:span><text:span text:style-name="T5">cout &lt;&lt; "You have reached the voicemail of Al Molin.“</text:span></text:p>
            <text:p text:style-name="P17"><text:span text:style-name="T5"><text:s text:c="27"/></text:span><text:span text:style-name="T5">&lt;&lt; endl;</text:span></text:p>
            <text:p text:style-name="P17"><text:span text:style-name="T5"><text:s text:c="18"/></text:span><text:span text:style-name="T5">cout &lt;&lt; "Please leave a message after the beep." </text:span></text:p>
            <text:p text:style-name="P17"><text:span text:style-name="T5"><text:s text:c="28"/></text:span><text:span text:style-name="T5">&lt;&lt; endl;</text:span></text:p>
            <text:p text:style-name="P17"><text:span text:style-name="T5"><text:s text:c="12"/></text:span><text:span text:style-name="T5">} </text:span><text:span text:style-name="T5"><text:tab/></text:span></text:p>
            <text:p text:style-name="P17"><text:span text:style-name="T5"><text:s text:c="12"/></text:span><text:span text:style-name="T5">else if (instChoice == 2)</text:span></text:p>
            <text:p text:style-name="P17"><text:span text:style-name="T5"><text:s text:c="12"/></text:span><text:span text:style-name="T5">{</text:span></text:p>
            <text:p text:style-name="P17"><text:span text:style-name="T5"><text:s text:c="18"/></text:span><text:span text:style-name="T5">cout &lt;&lt; "You have reached the voicemail of Witold “</text:span></text:p>
            <text:p text:style-name="P17"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&lt;&lt; "Sieradzan." &lt;&lt; endl;</text:span></text:p>
            <text:p text:style-name="P17"><text:span text:style-name="T5"><text:s text:c="17"/></text:span><text:span text:style-name="T5">cout &lt;&lt; "Please leave a message after the beep." </text:span></text:p>
            <text:p text:style-name="P17"><text:span text:style-name="T5"><text:s text:c="26"/></text:span><text:span text:style-name="T5">&lt;&lt; endl;</text:span></text:p>
            <text:p text:style-name="P17"><text:span text:style-name="T5"><text:s text:c="12"/></text:span><text:span text:style-name="T5">}</text:span></text:p>
            <text:p text:style-name="P17"><text:span text:style-name="T5"><text:s text:c="8"/></text:span></text:p>
            <text:p text:style-name="P17"><text:span text:style-name="T5"/></text:p>
            <text:p text:style-name="P17"><text:span text:style-name="T5"><text:s text:c="8"/>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24" presentation:class="page"/>
          <draw:frame draw:name="Notes Placeholder 2" presentation:style-name="pr8" draw:text-style-name="P2" draw:layer="layout" svg:width="15.239cm" svg:height="11.429cm" svg:x="1.905cm" svg:y="12.065cm" presentation:class="notes" presentation:user-transformed="true">
            <draw:text-box>
              <text:p><text:span text:style-name="T12"><text:s/></text:span></text:p>
            </draw:text-box>
          </draw:frame>
          <draw:frame draw:name="Slide Number Placeholder 3" presentation:style-name="pr9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</presentation:notes>
      </draw:page>
      <draw:page draw:name="Voice Mail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1.988cm" svg:x="1.27cm" svg:y="0.763cm" presentation:class="title" presentation:user-transformed="true">
          <draw:text-box>
            <text:p text:style-name="P1"><text:span text:style-name="T11">Voice Mail Program: Version 2</text:span></text:p>
          </draw:text-box>
        </draw:frame>
        <draw:frame draw:name="Content Placeholder 2" presentation:style-name="pr7" draw:text-style-name="P2" draw:layer="layout" svg:width="23.282cm" svg:height="15.451cm" svg:x="1.27cm" svg:y="3.175cm" presentation:class="outline" presentation:user-transformed="true">
          <draw:text-box>
            <text:p text:style-name="P17"><text:span text:style-name="T5"><text:s text:c="12"/></text:span><text:span text:style-name="T5">else if (instChoice == 3)</text:span></text:p>
            <text:p text:style-name="P17"><text:span text:style-name="T5"><text:s text:c="12"/></text:span><text:span text:style-name="T5">{</text:span></text:p>
            <text:p text:style-name="P17"><text:span text:style-name="T5"><text:s text:c="21"/></text:span><text:span text:style-name="T5">cout &lt;&lt; "You have reached the voicemail of Hong Cui.“</text:span></text:p>
            <text:p text:style-name="P17"><text:span text:style-name="T5"><text:s text:c="30"/></text:span><text:span text:style-name="T5">&lt;&lt; endl;</text:span></text:p>
            <text:p text:style-name="P17"><text:span text:style-name="T5"><text:s text:c="21"/></text:span><text:span text:style-name="T5">cout &lt;&lt; "Please leave a message after the beep." </text:span></text:p>
            <text:p text:style-name="P17"><text:span text:style-name="T5"><text:s text:c="30"/></text:span><text:span text:style-name="T5">&lt;&lt; endl;</text:span></text:p>
            <text:p text:style-name="P17"><text:span text:style-name="T5"><text:s text:c="12"/></text:span><text:span text:style-name="T5">} </text:span><text:span text:style-name="T5"><text:tab/></text:span><text:span text:style-name="T5"> <text:s text:c="2"/></text:span></text:p>
            <text:p text:style-name="P17"><text:span text:style-name="T5"><text:s text:c="12"/></text:span><text:span text:style-name="T5">else if (instChoice == 4)</text:span></text:p>
            <text:p text:style-name="P17"><text:span text:style-name="T5"><text:s text:c="12"/></text:span><text:span text:style-name="T5">{</text:span></text:p>
            <text:p text:style-name="P17"><text:span text:style-name="T5"><text:s text:c="21"/></text:span><text:span text:style-name="T5">cout &lt;&lt; "You have reached the voicemail of Mary “</text:span></text:p>
            <text:p text:style-name="P17"><text:span text:style-name="T5"><text:s text:c="30"/></text:span><text:span text:style-name="T5">&lt;&lt; "Orazem." &lt;&lt; endl;</text:span></text:p>
            <text:p text:style-name="P17"><text:span text:style-name="T5"><text:s text:c="21"/></text:span><text:span text:style-name="T5">cout &lt;&lt; " Please leave a message after the beep." </text:span></text:p>
            <text:p text:style-name="P17"><text:span text:style-name="T5"><text:s text:c="30"/></text:span><text:span text:style-name="T5">&lt;&lt; endl;</text:span></text:p>
            <text:p text:style-name="P17"><text:span text:style-name="T5"><text:s text:c="12"/></text:span><text:span text:style-name="T5">}</text:span></text:p>
            <text:p text:style-name="P17"><text:span text:style-name="T5"><text:s text:c="8"/></text:span></text:p>
            <text:p text:style-name="P17"><text:span text:style-name="T5"/></text:p>
            <text:p text:style-name="P17"><text:span text:style-name="T5"><text:s text:c="8"/>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25" presentation:class="page"/>
          <draw:frame draw:name="Notes Placeholder 2" presentation:style-name="pr8" draw:text-style-name="P2" draw:layer="layout" svg:width="15.239cm" svg:height="11.429cm" svg:x="1.905cm" svg:y="12.065cm" presentation:class="notes" presentation:user-transformed="true">
            <draw:text-box>
              <text:p><text:span text:style-name="T12"><text:s/></text:span></text:p>
            </draw:text-box>
          </draw:frame>
          <draw:frame draw:name="Slide Number Placeholder 3" presentation:style-name="pr9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</presentation:notes>
      </draw:page>
      <draw:page draw:name="Voice Mail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1.988cm" svg:x="1.27cm" svg:y="0.763cm" presentation:class="title" presentation:user-transformed="true">
          <draw:text-box>
            <text:p text:style-name="P1"><text:span text:style-name="T2">Voice Mail Program: Version 2</text:span></text:p>
          </draw:text-box>
        </draw:frame>
        <draw:frame draw:name="Content Placeholder 2" presentation:style-name="pr7" draw:text-style-name="P2" draw:layer="layout" svg:width="23.282cm" svg:height="15.874cm" svg:x="1.27cm" svg:y="3.387cm" presentation:class="outline" presentation:user-transformed="true">
          <draw:text-box>
            <text:p text:style-name="P17"><text:span text:style-name="T5"><text:s text:c="12"/></text:span><text:span text:style-name="T5">else if (instChoice == 5)</text:span></text:p>
            <text:p text:style-name="P17"><text:span text:style-name="T5"><text:s text:c="13"/></text:span><text:span text:style-name="T5">{</text:span></text:p>
            <text:p text:style-name="P17"><text:span text:style-name="T5"><text:s text:c="18"/></text:span><text:span text:style-name="T5">cout &lt;&lt; "You have reached the voicemail of Joe Parks”</text:span></text:p>
            <text:p text:style-name="P17"><text:span text:style-name="T5"><text:s text:c="27"/></text:span><text:span text:style-name="T5">&lt;&lt; endl;</text:span></text:p>
            <text:p text:style-name="P17"><text:span text:style-name="T5"><text:s text:c="18"/></text:span><text:span text:style-name="T5">cout &lt;&lt; "Please leave a message after the beep." </text:span></text:p>
            <text:p text:style-name="P17"><text:span text:style-name="T5"><text:s text:c="27"/></text:span><text:span text:style-name="T5">&lt;&lt; endl;</text:span></text:p>
            <text:p text:style-name="P17"><text:span text:style-name="T5"><text:s text:c="13"/></text:span><text:span text:style-name="T5">} </text:span><text:span text:style-name="T5"><text:tab/></text:span><text:span text:style-name="T5"> <text:s text:c="2"/></text:span></text:p>
            <text:p text:style-name="P17"><text:span text:style-name="T5"><text:s text:c="13"/></text:span><text:span text:style-name="T5">else</text:span></text:p>
            <text:p text:style-name="P17"><text:span text:style-name="T5"><text:s text:c="13"/></text:span><text:span text:style-name="T5">{</text:span></text:p>
            <text:p text:style-name="P17"><text:span text:style-name="T5"><text:s text:c="21"/></text:span><text:span text:style-name="T5">cout &lt;&lt; "You have reached the voicemail of the “</text:span></text:p>
            <text:p text:style-name="P17"><text:span text:style-name="T5"><text:s text:c="31"/></text:span><text:span text:style-name="T5">&lt;&lt; <text:s/>“secretary." &lt;&lt; endl;</text:span></text:p>
            <text:p text:style-name="P17"><text:span text:style-name="T5"><text:s text:c="21"/></text:span><text:span text:style-name="T5">cout &lt;&lt; "Please leave a message after the beep." </text:span></text:p>
            <text:p text:style-name="P17"><text:span text:style-name="T5"><text:s text:c="30"/></text:span><text:span text:style-name="T5">&lt;&lt; endl;</text:span></text:p>
            <text:p text:style-name="P17"><text:span text:style-name="T5"><text:s text:c="15"/></text:span><text:span text:style-name="T5">}</text:span></text:p>
            <text:p text:style-name="P17"><text:span text:style-name="T5"><text:s text:c="8"/></text:span><text:span text:style-name="T5">} <text:s/>// end of deptChoice == 1</text:span></text:p>
            <text:p text:style-name="P17"><text:span text:style-name="T5"/></text:p>
            <text:p text:style-name="P17"><text:span text:style-name="T5"><text:s text:c="7"/>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26" presentation:class="page"/>
          <draw:frame draw:name="Notes Placeholder 2" presentation:style-name="pr8" draw:text-style-name="P2" draw:layer="layout" svg:width="15.239cm" svg:height="11.429cm" svg:x="1.905cm" svg:y="12.065cm" presentation:class="notes" presentation:user-transformed="true">
            <draw:text-box>
              <text:p><text:span text:style-name="T12"><text:s/></text:span></text:p>
            </draw:text-box>
          </draw:frame>
          <draw:frame draw:name="Slide Number Placeholder 3" presentation:style-name="pr9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</presentation:notes>
      </draw:page>
      <draw:page draw:name="Voice Mail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Voice Mail Program: Version 2</text:span></text:p>
          </draw:text-box>
        </draw:frame>
        <draw:frame draw:name="Content Placeholder 2" presentation:style-name="pr7" draw:text-style-name="P2" draw:layer="layout" svg:width="23.282cm" svg:height="12.571cm" svg:x="1.27cm" svg:y="3.598cm" presentation:class="outline" presentation:user-transformed="true">
          <draw:text-box>
            <text:p text:style-name="P17"><text:span text:style-name="T5"><text:s text:c="8"/></text:span><text:span text:style-name="T5">else if (deptChoice == 2)</text:span></text:p>
            <text:p text:style-name="P17"><text:span text:style-name="T5"><text:s text:c="8"/></text:span><text:span text:style-name="T5">{</text:span></text:p>
            <text:p text:style-name="P17"><text:span text:style-name="T5"><text:s text:c="14"/></text:span><text:span text:style-name="T5">cout &lt;&lt; "You have reached the Database Management “</text:span></text:p>
            <text:p text:style-name="P17"><text:span text:style-name="T5"><text:s text:c="23"/></text:span><text:span text:style-name="T5">&lt;&lt; "Department." &lt;&lt; endl;</text:span></text:p>
            <text:p text:style-name="P17"><text:span text:style-name="T5"><text:s text:c="8"/></text:span><text:span text:style-name="T5">}</text:span></text:p>
            <text:p text:style-name="P17"><text:span text:style-name="T5"><text:s text:c="8"/></text:span><text:span text:style-name="T5">else if (deptChoice == 3)</text:span></text:p>
            <text:p text:style-name="P17"><text:span text:style-name="T5"><text:s text:c="8"/></text:span><text:span text:style-name="T5">{</text:span></text:p>
            <text:p text:style-name="P17"><text:span text:style-name="T5"><text:s text:c="14"/></text:span><text:span text:style-name="T5">cout &lt;&lt; "You have reached the Game Development</text:span></text:p>
            <text:p text:style-name="P17"><text:span text:style-name="T5"><text:s text:c="23"/></text:span><text:span text:style-name="T5">&lt;&lt; "Department." &lt;&lt; endl;</text:span></text:p>
            <text:p text:style-name="P17"><text:span text:style-name="T5"><text:s text:c="8"/></text:span><text:span text:style-name="T5">}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27" presentation:class="page"/>
          <draw:frame draw:name="Notes Placeholder 2" presentation:style-name="pr8" draw:text-style-name="P2" draw:layer="layout" svg:width="15.239cm" svg:height="11.429cm" svg:x="1.905cm" svg:y="12.065cm" presentation:class="notes" presentation:user-transformed="true">
            <draw:text-box>
              <text:p><text:span text:style-name="T12"><text:s/></text:span></text:p>
            </draw:text-box>
          </draw:frame>
          <draw:frame draw:name="Slide Number Placeholder 3" presentation:style-name="pr9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</presentation:notes>
      </draw:page>
      <draw:page draw:name="Voice Mail Program: Version 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Voice Mail Program: Version 2</text:span></text:p>
          </draw:text-box>
        </draw:frame>
        <draw:frame draw:name="Content Placeholder 2" presentation:style-name="pr7" draw:text-style-name="P2" draw:layer="layout" svg:width="23.282cm" svg:height="12.571cm" svg:x="1.27cm" svg:y="3.598cm" presentation:class="outline" presentation:user-transformed="true">
          <draw:text-box>
            <text:p text:style-name="P17"><text:span text:style-name="T6"><text:tab/></text:span><text:span text:style-name="T6"> <text:s text:c="3"/></text:span><text:span text:style-name="T5">else</text:span></text:p>
            <text:p text:style-name="P17"><text:span text:style-name="T5"><text:s text:c="9"/></text:span><text:span text:style-name="T5">{</text:span></text:p>
            <text:p text:style-name="P17"><text:span text:style-name="T5"><text:s text:c="16"/></text:span><text:span text:style-name="T5">cout &lt;&lt; "You have reached the voicemail of the “</text:span></text:p>
            <text:p text:style-name="P17"><text:span text:style-name="T5"><text:s text:c="25"/></text:span><text:span text:style-name="T5">&lt;&lt; "secretary." &lt;&lt; endl;</text:span></text:p>
            <text:p text:style-name="P17"><text:span text:style-name="T5"><text:s text:c="16"/></text:span><text:span text:style-name="T5">cout &lt;&lt; "Please leave a message after the beep." </text:span></text:p>
            <text:p text:style-name="P17"><text:span text:style-name="T5"><text:s text:c="24"/></text:span><text:span text:style-name="T5">&lt;&lt; endl;</text:span></text:p>
            <text:p text:style-name="P17"><text:span text:style-name="T5"><text:s text:c="10"/></text:span><text:span text:style-name="T5">}</text:span></text:p>
            <text:p text:style-name="P17"><text:span text:style-name="T5"><text:s text:c="4"/></text:span></text:p>
            <text:p text:style-name="P17"><text:span text:style-name="T5"><text:s text:c="9"/></text:span><text:span text:style-name="T5">system("pause");</text:span></text:p>
            <text:p text:style-name="P17"><text:span text:style-name="T5"><text:s text:c="9"/></text:span><text:span text:style-name="T5">return 0;</text:span></text:p>
            <text:p text:style-name="P17"><text:span text:style-name="T5">}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28" presentation:class="page"/>
          <draw:frame draw:name="Notes Placeholder 2" presentation:style-name="pr8" draw:text-style-name="P2" draw:layer="layout" svg:width="15.239cm" svg:height="11.429cm" svg:x="1.905cm" svg:y="12.065cm" presentation:class="notes" presentation:user-transformed="true">
            <draw:text-box>
              <text:p><text:span text:style-name="T12"><text:s/></text:span></text:p>
            </draw:text-box>
          </draw:frame>
          <draw:frame draw:name="Slide Number Placeholder 3" presentation:style-name="pr9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</presentation:notes>
      </draw:page>
      <draw:page draw:name="Voice Mail Program: Version 3 &amp; 4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Voice Mail Program: Version 3 &amp; 4</text:span></text:p>
          </draw:text-box>
        </draw:frame>
        <draw:frame draw:name="Content Placeholder 2" presentation:style-name="pr7" draw:text-style-name="P2" draw:layer="layout" svg:width="21.166cm" svg:height="11.301cm" svg:x="1.27cm" svg:y="4.868cm" presentation:class="outline" presentation:user-transformed="true">
          <draw:text-box>
            <text:list text:style-name="L3">
              <text:list-item>
                <text:p text:style-name="P11"><text:span text:style-name="T14">We can do the same for the database management department and the game development department. </text:span></text:p>
              </text:list-item>
            </text:list>
            <text:p text:style-name="P11"><text:span text:style-name="T14"/></text:p>
            <text:p text:style-name="P11"><text:span text:style-name="T14"><text:s/></text:span></text:p>
            <text:list text:continue-numbering="true" text:style-name="L3">
              <text:list-item>
                <text:p text:style-name="P11"><text:span text:style-name="T14">See Lesson 12 for the cod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3-10">3/10/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3-10">3/10/1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54"/>
    <meta:generator>OpenOffice/4.1.1$Win32 OpenOffice.org_project/411m6$Build-9775</meta:generator>
  </office:meta>
</office:document-meta>
</file>